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table-of-contents"/>Table of Contents</text:h><text:table-of-content text:name="Table of Contents1" text:protected="true" text:style-name="Sect1"><text:table-of-content-source text:outline-level="10"><text:index-title-template text:style-name="Contents_20_Heading">Contents</text:index-title-template><text:table-of-content-entry-template text:outline-level="1" text:style-name="rststyle-contents-1"><text:index-entry-chapter/><text:index-entry-text/><text:index-entry-tab-stop style:leader-char="." style:type="right"/><text:index-entry-page-number/></text:table-of-content-entry-template><text:table-of-content-entry-template text:outline-level="2" text:style-name="rststyle-contents-2"><text:index-entry-chapter/><text:index-entry-text/><text:index-entry-tab-stop style:leader-char="." style:type="right"/><text:index-entry-page-number/></text:table-of-content-entry-template><text:table-of-content-entry-template text:outline-level="3" text:style-name="rststyle-contents-3"><text:index-entry-chapter/><text:index-entry-text/><text:index-entry-tab-stop style:leader-char="." style:type="right"/><text:index-entry-page-number/></text:table-of-content-entry-template><text:table-of-content-entry-template text:outline-level="4" text:style-name="rststyle-contents-4"><text:index-entry-chapter/><text:index-entry-text/><text:index-entry-tab-stop style:leader-char="." style:type="right"/><text:index-entry-page-number/></text:table-of-content-entry-template><text:table-of-content-entry-template text:outline-level="5" text:style-name="rststyle-contents-5"><text:index-entry-chapter/><text:index-entry-text/><text:index-entry-tab-stop style:leader-char="." style:type="right"/><text:index-entry-page-number/></text:table-of-content-entry-template><text:table-of-content-entry-template text:outline-level="6" text:style-name="rststyle-contents-6"><text:index-entry-chapter/><text:index-entry-text/><text:index-entry-tab-stop style:leader-char="." style:type="right"/><text:index-entry-page-number/></text:table-of-content-entry-template><text:table-of-content-entry-template text:outline-level="7" text:style-name="rststyle-contents-7"><text:index-entry-chapter/><text:index-entry-text/><text:index-entry-tab-stop style:leader-char="." style:type="right"/><text:index-entry-page-number/></text:table-of-content-entry-template><text:table-of-content-entry-template text:outline-level="8" text:style-name="rststyle-contents-8"><text:index-entry-chapter/><text:index-entry-text/><text:index-entry-tab-stop style:leader-char="." style:type="right"/><text:index-entry-page-number/></text:table-of-content-entry-template><text:table-of-content-entry-template text:outline-level="9" text:style-name="rststyle-contents-9"><text:index-entry-chapter/><text:index-entry-text/><text:index-entry-tab-stop style:leader-char="." style:type="right"/><text:index-entry-page-number/></text:table-of-content-entry-template><text:table-of-content-entry-template text:outline-level="10" text:style-name="rststyle-contents-10"><text:index-entry-chapter/><text:index-entry-text/><text:index-entry-tab-stop style:leader-char="." style:type="right"/><text:index-entry-page-number/></text:table-of-content-entry-template></text:table-of-content-source><text:index-body><text:index-title><text:p text:style-name="rststyle-contents-heading">Contents<text:tab/>9999</text:p></text:index-title>Contents<text:p text:style-name="rststyle-contents-1"><text:reference-mark text:name="contents"/><text:reference-ref text:ref-name="id1" text:reference-format="text"/>Resume<text:tab/>9999</text:p><text:p text:style-name="rststyle-contents-2"><text:reference-mark text:name="id3"/><text:reference-ref text:ref-name="summary" text:reference-format="text"/>Summary<text:tab/>9999</text:p><text:p text:style-name="rststyle-contents-2"><text:reference-mark text:name="id4"/><text:reference-ref text:ref-name="table-of-contents" text:reference-format="text"/>Table of Contents<text:tab/>9999</text:p><text:p text:style-name="rststyle-contents-2"><text:reference-mark text:name="id5"/><text:reference-ref text:ref-name="employment" text:reference-format="text"/>Employment<text:tab/>9999</text:p><text:p text:style-name="rststyle-contents-3"><text:reference-mark text:name="id6"/><text:reference-ref text:ref-name="programmer-analyst-i-unmc" text:reference-format="text"/>2009-2010: Programmer Analyst I @ UNMC<text:tab/>9999</text:p><text:p text:style-name="rststyle-contents-3"><text:reference-mark text:name="id7"/><text:reference-ref text:ref-name="web-developer-un-nucia" text:reference-format="text"/>2007-2008: Web Developer @ UN NUCIA<text:tab/>9999</text:p><text:p text:style-name="rststyle-contents-3"><text:reference-mark text:name="id8"/><text:reference-ref text:ref-name="systems-developer-d-line-marketing" text:reference-format="text"/>2005-2006: Systems Developer @ D-Line Marketing<text:tab/>9999</text:p><text:p text:style-name="rststyle-contents-3"><text:reference-mark text:name="id9"/><text:reference-ref text:ref-name="dietary-aid-autumn-view-gardens" text:reference-format="text"/>2004-2004: Dietary Aid @ Autumn View Gardens<text:tab/>9999</text:p><text:p text:style-name="rststyle-contents-3"><text:reference-mark text:name="id10"/><text:reference-ref text:ref-name="systems-v-internet-enterprises" text:reference-format="text"/>2003-2004: Systems @ V Internet Enterprises<text:tab/>9999</text:p><text:p text:style-name="rststyle-contents-3"><text:reference-mark text:name="id11"/><text:reference-ref text:ref-name="independent-web-consultant" text:reference-format="text"/>2002-2007: Independent Web Consultant<text:tab/>9999</text:p><text:p text:style-name="rststyle-contents-3"><text:reference-mark text:name="id12"/><text:reference-ref text:ref-name="construction-assistant-east-coast-pizza" text:reference-format="text"/>2002-2003: Construction Assistant @ East Coast Pizza<text:tab/>9999</text:p><text:p text:style-name="rststyle-contents-3"><text:reference-mark text:name="id13"/><text:reference-ref text:ref-name="windows-3-1-support" text:reference-format="text"/>1996: Windows 3.1 Support<text:tab/>9999</text:p><text:p text:style-name="rststyle-contents-2"><text:reference-mark text:name="id14"/><text:reference-ref text:ref-name="education" text:reference-format="text"/>Education<text:tab/>9999</text:p><text:p text:style-name="rststyle-contents-3"><text:reference-mark text:name="id15"/><text:reference-ref text:ref-name="omaha-ne-usa-st-louis-mo-usa" text:reference-format="text"/>Omaha, NE, USA; St Louis, MO, USA<text:tab/>9999</text:p><text:p text:style-name="rststyle-contents-3"><text:reference-mark text:name="id16"/><text:reference-ref text:ref-name="unomaha" text:reference-format="text"/>2007-2010: UNOmaha<text:tab/>9999</text:p><text:p text:style-name="rststyle-contents-3"><text:reference-mark text:name="id17"/><text:reference-ref text:ref-name="online-learning" text:reference-format="text"/>2010-2014: Online Learning<text:tab/>9999</text:p><text:p text:style-name="rststyle-contents-2"><text:reference-mark text:name="id18"/><text:reference-ref text:ref-name="projects" text:reference-format="text"/>Projects<text:tab/>9999</text:p><text:p text:style-name="rststyle-contents-3"><text:reference-mark text:name="id19"/><text:reference-ref text:ref-name="presense" text:reference-format="text"/>2007: Presense<text:tab/>9999</text:p><text:p text:style-name="rststyle-contents-3"><text:reference-mark text:name="id20"/><text:reference-ref text:ref-name="eagle-financial-life-insurance-quotes" text:reference-format="text"/>2007: Eagle Financial Life Insurance Quotes<text:tab/>9999</text:p><text:p text:style-name="rststyle-contents-3"><text:reference-mark text:name="id21"/><text:reference-ref text:ref-name="id2" text:reference-format="text"/>2009: Nebraska Humane Society Nonprofit Consulting<text:tab/>9999</text:p><text:p text:style-name="rststyle-contents-3"><text:reference-mark text:name="id22"/><text:reference-ref text:ref-name="tiger-solutions-web-based-course-management-system" text:reference-format="text"/>2009: Tiger Solutions Web Based Course Management System<text:tab/>9999</text:p><text:p text:style-name="rststyle-contents-3"><text:reference-mark text:name="id23"/><text:reference-ref text:ref-name="uno-misso-president" text:reference-format="text"/>2009-2010: UNO MISSO President<text:tab/>9999</text:p><text:p text:style-name="rststyle-contents-3"><text:reference-mark text:name="id24"/><text:reference-ref text:ref-name="ais-student-chapters-representative" text:reference-format="text"/>2009-2010: AIS Student Chapters Representative<text:tab/>9999</text:p><text:p text:style-name="rststyle-contents-3"><text:reference-mark text:name="id25"/><text:reference-ref text:ref-name="help-haiti-project" text:reference-format="text"/>2010: Help Haiti Project<text:tab/>9999</text:p><text:p text:style-name="rststyle-contents-3"><text:reference-mark text:name="id26"/><text:reference-ref text:ref-name="workhours" text:reference-format="text"/>2010: Workhours<text:tab/>9999</text:p><text:p text:style-name="rststyle-contents-3"><text:reference-mark text:name="id27"/><text:reference-ref text:ref-name="cloud-provisioning-research" text:reference-format="text"/>2010: Cloud Provisioning Research<text:tab/>9999</text:p><text:p text:style-name="rststyle-contents-3"><text:reference-mark text:name="id28"/><text:reference-ref text:ref-name="flowstat" text:reference-format="text"/>2011: Flowstat<text:tab/>9999</text:p><text:p text:style-name="rststyle-contents-3"><text:reference-mark text:name="id29"/><text:reference-ref text:ref-name="self-directed-learning" text:reference-format="text"/>2012: Self Directed Learning<text:tab/>9999</text:p><text:p text:style-name="rststyle-contents-3"><text:reference-mark text:name="id30"/><text:reference-ref text:ref-name="pycd10api" text:reference-format="text"/>2012: pycd10api<text:tab/>9999</text:p><text:p text:style-name="rststyle-contents-3"><text:reference-mark text:name="id31"/><text:reference-ref text:ref-name="medem" text:reference-format="text"/>2013: medem<text:tab/>9999</text:p><text:p text:style-name="rststyle-contents-3"><text:reference-mark text:name="id32"/><text:reference-ref text:ref-name="health-marketplace" text:reference-format="text"/>2014: Health-marketplace<text:tab/>9999</text:p><text:p text:style-name="rststyle-contents-3"><text:reference-mark text:name="id33"/><text:reference-ref text:ref-name="menuapp" text:reference-format="text"/>2014: menuapp<text:tab/>9999</text:p><text:p text:style-name="rststyle-contents-3"><text:reference-mark text:name="id34"/><text:reference-ref text:ref-name="healthref" text:reference-format="text"/>2014: healthref<text:tab/>9999</text:p><text:p text:style-name="rststyle-contents-3"><text:reference-mark text:name="id35"/><text:reference-ref text:ref-name="sphinxcontrib-srclinks" text:reference-format="text"/>2014: sphinxcontrib-srclinks<text:tab/>9999</text:p><text:p text:style-name="rststyle-contents-3"><text:reference-mark text:name="id36"/><text:reference-ref text:ref-name="wrd-r-d-documentation" text:reference-format="text"/>2014: WRD R&amp;D Documentation<text:tab/>9999</text:p><text:p text:style-name="rststyle-contents-3"><text:reference-mark text:name="id37"/><text:reference-ref text:ref-name="pgs" text:reference-format="text"/>2015: pgs<text:tab/>9999</text:p><text:p text:style-name="rststyle-contents-3"><text:reference-mark text:name="id38"/><text:reference-ref text:ref-name="elasticsearchjsonld" text:reference-format="text"/>2015: elasticsearchjsonld<text:tab/>9999</text:p><text:p text:style-name="rststyle-contents-3"><text:reference-mark text:name="id39"/><text:reference-ref text:ref-name="pypfi" text:reference-format="text"/>2015: pypfi<text:tab/>9999</text:p><text:p text:style-name="rststyle-contents-3"><text:reference-mark text:name="id40"/><text:reference-ref text:ref-name="pyglobalgoals" text:reference-format="text"/>2015: pyglobalgoals<text:tab/>9999</text:p><text:p text:style-name="rststyle-contents-3"><text:reference-mark text:name="id41"/><text:reference-ref text:ref-name="djangotestapp" text:reference-format="text"/>2016: djangotestapp<text:tab/>9999</text:p><text:p text:style-name="rststyle-contents-3"><text:reference-mark text:name="id42"/><text:reference-ref text:ref-name="omaha-python-users-group" text:reference-format="text"/>2016: Omaha Python Users Group<text:tab/>9999</text:p><text:p text:style-name="rststyle-contents-3"><text:reference-mark text:name="id43"/><text:reference-ref text:ref-name="venv" text:reference-format="text"/>venv<text:tab/>9999</text:p><text:p text:style-name="rststyle-contents-4"><text:reference-mark text:name="id44"/><text:reference-ref text:ref-name="venv-vim" text:reference-format="text"/>venv.vim<text:tab/>9999</text:p><text:p text:style-name="rststyle-contents-3"><text:reference-mark text:name="id45"/><text:reference-ref text:ref-name="hello-world" text:reference-format="text"/>hello_world<text:tab/>9999</text:p><text:p text:style-name="rststyle-contents-3"><text:reference-mark text:name="id46"/><text:reference-ref text:ref-name="dotfiles" text:reference-format="text"/>Dotfiles<text:tab/>9999</text:p><text:p text:style-name="rststyle-contents-3"><text:reference-mark text:name="id47"/><text:reference-ref text:ref-name="open-source-contributions" text:reference-format="text"/>Open Source Contributions<text:tab/>9999</text:p><text:p text:style-name="rststyle-contents-2"><text:reference-mark text:name="id48"/><text:reference-ref text:ref-name="contact-information" text:reference-format="text"/>Contact Information<text:tab/>9999</text:p></text:index-body></text:table-of-content></text:section><text:section text:name="Section4" text:style-name="Sect2"><text:h text:outline-level="2" text:style-name="rststyle-heading2"><text:reference-mark text:name="id49"/><text:reference-mark text:name="employment"/>Employment</text:h><text:section text:name="Section5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6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7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8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9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10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1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2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3" text:style-name="Sect2"><text:h text:outline-level="2" text:style-name="rststyle-heading2"><text:reference-mark text:name="education"/>Education</text:h><text:section text:name="Section14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5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6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7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8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20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1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2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3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4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5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6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7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8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9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30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1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2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3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4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5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6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7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8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9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40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1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2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3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4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5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6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7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8:13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2:13:52</meta:creation-date>
    <dc:creator>wturner</dc:creator>
    <dc:date>2017-01-03T12:13:52</dc:date>
    <dc:language>en-US</dc:language>
    <meta:editing-cycles>1</meta:editing-cycles>
    <meta:editing-duration>PT00M01S</meta:editing-duration>
    <dc:title>[no title]</dc:title>
  </office:meta>
</office:document-meta>
</file>